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3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ors de controls</text:p>
          </table:table-cell>
          <table:table-cell table:number-columns-repeated="3"/>
          <table:table-cell office:value-type="string" calcext:value-type="string">
            <text:p>Valors angula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ive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drive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spr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 lambda</text:p>
          </table:table-cell>
          <table:table-cell table:formula="of:=([.G4]-[.G8])/[.G11]" office:value-type="float" office:value="0.079068192217993" calcext:value-type="float">
            <text:p>0.079</text:p>
          </table:table-cell>
          <table:table-cell table:formula="of:=([.H4]-[.H8])/[.H11]" office:value-type="float" office:value="0.479946472998328" calcext:value-type="float">
            <text:p>0.480</text:p>
          </table:table-cell>
          <table:table-cell table:formula="of:=([.I4]-[.I8])/[.I11]" office:value-type="float" office:value="0.508931402782257" calcext:value-type="float">
            <text:p>0.509</text:p>
          </table:table-cell>
          <table:table-cell/>
          <table:table-cell office:value-type="string" calcext:value-type="string">
            <text:p>min lambda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053" calcext:value-type="float">
            <text:p>0.0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lambda</text:p>
          </table:table-cell>
          <table:table-cell table:formula="of:=([.G5]-[.G8])/[.G11]" office:value-type="float" office:value="0.931629569177222" calcext:value-type="float">
            <text:p>0.932</text:p>
          </table:table-cell>
          <table:table-cell table:formula="of:=([.H5]-[.H8])/[.H11]" office:value-type="float" office:value="0.355917936248493" calcext:value-type="float">
            <text:p>0.356</text:p>
          </table:table-cell>
          <table:table-cell table:formula="of:=([.I5]-[.I8])/[.I11]" office:value-type="float" office:value="0.607682384487968" calcext:value-type="float">
            <text:p>0.608</text:p>
          </table:table-cell>
          <table:table-cell/>
          <table:table-cell office:value-type="string" calcext:value-type="string">
            <text:p>max lambda</text:p>
          </table:table-cell>
          <table:table-cell office:value-type="float" office:value="0.813" calcext:value-type="float">
            <text:p>0.813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639" calcext:value-type="float">
            <text:p>0.6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ig</text:p>
          </table:table-cell>
          <table:table-cell table:style-name="ce2" table:formula="of:=[.B4]+([.B5]-[.B4])/2" office:value-type="float" office:value="0.505348880697608" calcext:value-type="float">
            <text:p>0.505</text:p>
          </table:table-cell>
          <table:table-cell table:style-name="ce2" table:formula="of:=[.C4]+([.C5]-[.C4])/2" office:value-type="float" office:value="0.417932204623411" calcext:value-type="float">
            <text:p>0.418</text:p>
          </table:table-cell>
          <table:table-cell table:style-name="ce2" table:formula="of:=[.D4]+([.D5]-[.D4])/2" office:value-type="float" office:value="0.558306893635113" calcext:value-type="float">
            <text:p>0.558</text:p>
          </table:table-cell>
          <table:table-cell/>
          <table:table-cell office:value-type="string" calcext:value-type="string">
            <text:p>punt mig</text:p>
          </table:table-cell>
          <table:table-cell table:formula="of:=[.G4]+([.G5]-[.G4])/2" office:value-type="float" office:value="0.441" calcext:value-type="float">
            <text:p>0.441</text:p>
          </table:table-cell>
          <table:table-cell table:formula="of:=[.H4]+([.H5]-[.H4])/2" office:value-type="float" office:value="-0.487" calcext:value-type="float">
            <text:p>-0.487</text:p>
          </table:table-cell>
          <table:table-cell table:formula="of:=[.I4]+([.I5]-[.I4])/2" office:value-type="float" office:value="0.346" calcext:value-type="float">
            <text:p>0.3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g lambda</text:p>
          </table:table-cell>
          <table:table-cell table:formula="of:=[.B5]-[.B4]" office:value-type="float" office:value="0.852561376959229" calcext:value-type="float">
            <text:p>0.853</text:p>
          </table:table-cell>
          <table:table-cell table:formula="of:=[.C5]-[.C4]" office:value-type="float" office:value="-0.124028536749835" calcext:value-type="float">
            <text:p>-0.124</text:p>
          </table:table-cell>
          <table:table-cell table:formula="of:=[.D5]-[.D4]" office:value-type="float" office:value="0.0987509817057113" calcext:value-type="float">
            <text:p>0.099</text:p>
          </table:table-cell>
          <table:table-cell/>
          <table:table-cell office:value-type="string" calcext:value-type="string">
            <text:p>Rang lambda</text:p>
          </table:table-cell>
          <table:table-cell table:formula="of:=[.G5]-[.G4]" office:value-type="float" office:value="0.744" calcext:value-type="float">
            <text:p>0.744</text:p>
          </table:table-cell>
          <table:table-cell table:formula="of:=[.H5]-[.H4]" office:value-type="float" office:value="-0.736" calcext:value-type="float">
            <text:p>-0.736</text:p>
          </table:table-cell>
          <table:table-cell table:formula="of:=[.I5]-[.I4]" office:value-type="float" office:value="0.586" calcext:value-type="float">
            <text:p>0.5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 thet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min theta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2.9670591111" calcext:value-type="float">
            <text:p>-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theta</text:p>
          </table:table-cell>
          <table:table-cell table:number-columns-repeated="3" office:value-type="float" office:value="1" calcext:value-type="float">
            <text:p>1.000</text:p>
          </table:table-cell>
          <table:table-cell/>
          <table:table-cell office:value-type="string" calcext:value-type="string">
            <text:p>max theta</text:p>
          </table:table-cell>
          <table:table-cell office:value-type="float" office:value="0.872664444" calcext:value-type="float">
            <text:p>0.873</text:p>
          </table:table-cell>
          <table:table-cell table:number-columns-repeated="2" office:value-type="float" office:value="2.9670591111" calcext:value-type="float">
            <text:p>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ig</text:p>
          </table:table-cell>
          <table:table-cell table:formula="of:=([.B9]-[.B8])/2" office:value-type="float" office:value="0.5" calcext:value-type="float">
            <text:p>0.500</text:p>
          </table:table-cell>
          <table:table-cell table:formula="of:=([.C9]-[.C8])/2" office:value-type="float" office:value="0.5" calcext:value-type="float">
            <text:p>0.500</text:p>
          </table:table-cell>
          <table:table-cell table:formula="of:=([.D9]-[.D8])/2" office:value-type="float" office:value="0.5" calcext:value-type="float">
            <text:p>0.500</text:p>
          </table:table-cell>
          <table:table-cell/>
          <table:table-cell office:value-type="string" calcext:value-type="string">
            <text:p>punt mig</text:p>
          </table:table-cell>
          <table:table-cell table:formula="of:=([.G9]-[.G8])/2" office:value-type="float" office:value="0.436332222" calcext:value-type="float">
            <text:p>0.436</text:p>
          </table:table-cell>
          <table:table-cell table:formula="of:=([.H9]-[.H8])/2" office:value-type="float" office:value="2.9670591111" calcext:value-type="float">
            <text:p>2.967</text:p>
          </table:table-cell>
          <table:table-cell table:formula="of:=([.I9]-[.I8])/2" office:value-type="float" office:value="2.9670591111" calcext:value-type="float">
            <text:p>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g theta </text:p>
          </table:table-cell>
          <table:table-cell table:formula="of:=[.B9]-[.B8]" office:value-type="float" office:value="1" calcext:value-type="float">
            <text:p>1.000</text:p>
          </table:table-cell>
          <table:table-cell table:formula="of:=[.C9]-[.C8]" office:value-type="float" office:value="1" calcext:value-type="float">
            <text:p>1.000</text:p>
          </table:table-cell>
          <table:table-cell table:formula="of:=[.D9]-[.D8]" office:value-type="float" office:value="1" calcext:value-type="float">
            <text:p>1.000</text:p>
          </table:table-cell>
          <table:table-cell/>
          <table:table-cell office:value-type="string" calcext:value-type="string">
            <text:p>Rang theta </text:p>
          </table:table-cell>
          <table:table-cell table:formula="of:=[.G9]-[.G8]" office:value-type="float" office:value="0.872664444" calcext:value-type="float">
            <text:p>0.873</text:p>
          </table:table-cell>
          <table:table-cell table:formula="of:=[.H9]-[.H8]" office:value-type="float" office:value="5.9341182222" calcext:value-type="float">
            <text:p>5.934</text:p>
          </table:table-cell>
          <table:table-cell table:formula="of:=[.I9]-[.I8]" office:value-type="float" office:value="5.9341182222" calcext:value-type="float">
            <text:p>5.93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tor</text:p>
          </table:table-cell>
          <table:table-cell table:style-name="ce2" table:formula="of:=[.B7]/[.B11]" office:value-type="float" office:value="0.852561376959229" calcext:value-type="float">
            <text:p>0.853</text:p>
          </table:table-cell>
          <table:table-cell table:style-name="ce2" table:formula="of:=[.C7]/[.C11]" office:value-type="float" office:value="-0.124028536749835" calcext:value-type="float">
            <text:p>-0.124</text:p>
          </table:table-cell>
          <table:table-cell table:style-name="ce2" table:formula="of:=[.D7]/[.D11]" office:value-type="float" office:value="0.0987509817057113" calcext:value-type="float">
            <text:p>0.099</text:p>
          </table:table-cell>
          <table:table-cell table:number-columns-repeated="2"/>
          <table:table-cell table:formula="of:=[.G7]/[.G11]" office:value-type="float" office:value="0.852561376959229" calcext:value-type="float">
            <text:p>0.853</text:p>
          </table:table-cell>
          <table:table-cell table:formula="of:=[.H7]/[.H11]" office:value-type="float" office:value="-0.124028536749835" calcext:value-type="float">
            <text:p>-0.124</text:p>
          </table:table-cell>
          <table:table-cell table:formula="of:=[.I7]/[.I11]" office:value-type="float" office:value="0.0987509817057113" calcext:value-type="float">
            <text:p>0.09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lors de controls</text:p>
          </table:table-cell>
          <table:table-cell table:number-columns-repeated="3"/>
          <table:table-cell office:value-type="string" calcext:value-type="string">
            <text:p>Valors angula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ive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drive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spr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 lambda</text:p>
          </table:table-cell>
          <table:table-cell table:formula="of:=([.G18]-[.G22])/[.G25]" office:value-type="float" office:value="0.096424624666869" calcext:value-type="float">
            <text:p>0.096</text:p>
          </table:table-cell>
          <table:table-cell table:formula="of:=([.H18]-[.H22])/[.H25]" office:value-type="float" office:value="0.479946472998328" calcext:value-type="float">
            <text:p>0.480</text:p>
          </table:table-cell>
          <table:table-cell table:formula="of:=([.I18]-[.I22])/[.I25]" office:value-type="float" office:value="0.508931402782257" calcext:value-type="float">
            <text:p>0.509</text:p>
          </table:table-cell>
          <table:table-cell/>
          <table:table-cell office:value-type="string" calcext:value-type="string">
            <text:p>min lambda</text:p>
          </table:table-cell>
          <table:table-cell office:value-type="float" office:value="0.069" calcext:value-type="float">
            <text:p>0.069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053" calcext:value-type="float">
            <text:p>0.0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lambda</text:p>
          </table:table-cell>
          <table:table-cell table:formula="of:=([.G19]-[.G22])/[.G25]" office:value-type="float" office:value="1.13613362107485" calcext:value-type="float">
            <text:p>1.136</text:p>
          </table:table-cell>
          <table:table-cell table:formula="of:=([.H19]-[.H22])/[.H25]" office:value-type="float" office:value="0.355917936248493" calcext:value-type="float">
            <text:p>0.356</text:p>
          </table:table-cell>
          <table:table-cell table:formula="of:=([.I19]-[.I22])/[.I25]" office:value-type="float" office:value="0.607682384487968" calcext:value-type="float">
            <text:p>0.608</text:p>
          </table:table-cell>
          <table:table-cell/>
          <table:table-cell office:value-type="string" calcext:value-type="string">
            <text:p>max lambda</text:p>
          </table:table-cell>
          <table:table-cell office:value-type="float" office:value="0.813" calcext:value-type="float">
            <text:p>0.813</text:p>
          </table:table-cell>
          <table:table-cell office:value-type="float" office:value="-0.855" calcext:value-type="float">
            <text:p>-0.855</text:p>
          </table:table-cell>
          <table:table-cell office:value-type="float" office:value="0.639" calcext:value-type="float">
            <text:p>0.6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ig</text:p>
          </table:table-cell>
          <table:table-cell table:style-name="ce2" table:formula="of:=[.B18]+([.B19]-[.B18])/2" office:value-type="float" office:value="0.616279122870858" calcext:value-type="float">
            <text:p>0.616</text:p>
          </table:table-cell>
          <table:table-cell table:style-name="ce2" table:formula="of:=[.C18]+([.C19]-[.C18])/2" office:value-type="float" office:value="0.417932204623411" calcext:value-type="float">
            <text:p>0.418</text:p>
          </table:table-cell>
          <table:table-cell table:style-name="ce2" table:formula="of:=[.D18]+([.D19]-[.D18])/2" office:value-type="float" office:value="0.558306893635113" calcext:value-type="float">
            <text:p>0.558</text:p>
          </table:table-cell>
          <table:table-cell/>
          <table:table-cell office:value-type="string" calcext:value-type="string">
            <text:p>punt mig</text:p>
          </table:table-cell>
          <table:table-cell table:formula="of:=[.G18]+([.G19]-[.G18])/2" office:value-type="float" office:value="0.441" calcext:value-type="float">
            <text:p>0.441</text:p>
          </table:table-cell>
          <table:table-cell table:formula="of:=[.H18]+([.H19]-[.H18])/2" office:value-type="float" office:value="-0.487" calcext:value-type="float">
            <text:p>-0.487</text:p>
          </table:table-cell>
          <table:table-cell table:formula="of:=[.I18]+([.I19]-[.I18])/2" office:value-type="float" office:value="0.346" calcext:value-type="float">
            <text:p>0.3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g lambda</text:p>
          </table:table-cell>
          <table:table-cell table:formula="of:=[.B19]-[.B18]" office:value-type="float" office:value="1.03970899640798" calcext:value-type="float">
            <text:p>1.040</text:p>
          </table:table-cell>
          <table:table-cell table:formula="of:=[.C19]-[.C18]" office:value-type="float" office:value="-0.124028536749835" calcext:value-type="float">
            <text:p>-0.124</text:p>
          </table:table-cell>
          <table:table-cell table:formula="of:=[.D19]-[.D18]" office:value-type="float" office:value="0.0987509817057113" calcext:value-type="float">
            <text:p>0.099</text:p>
          </table:table-cell>
          <table:table-cell/>
          <table:table-cell office:value-type="string" calcext:value-type="string">
            <text:p>Rang lambda</text:p>
          </table:table-cell>
          <table:table-cell table:formula="of:=[.G19]-[.G18]" office:value-type="float" office:value="0.744" calcext:value-type="float">
            <text:p>0.744</text:p>
          </table:table-cell>
          <table:table-cell table:formula="of:=[.H19]-[.H18]" office:value-type="float" office:value="-0.736" calcext:value-type="float">
            <text:p>-0.736</text:p>
          </table:table-cell>
          <table:table-cell table:formula="of:=[.I19]-[.I18]" office:value-type="float" office:value="0.586" calcext:value-type="float">
            <text:p>0.5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 thet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min theta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-2.9670591111" calcext:value-type="float">
            <text:p>-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 theta</text:p>
          </table:table-cell>
          <table:table-cell table:number-columns-repeated="3" office:value-type="float" office:value="1" calcext:value-type="float">
            <text:p>1.000</text:p>
          </table:table-cell>
          <table:table-cell/>
          <table:table-cell office:value-type="string" calcext:value-type="string">
            <text:p>max theta</text:p>
          </table:table-cell>
          <table:table-cell office:value-type="float" office:value="0.715584844" calcext:value-type="float">
            <text:p>0.716</text:p>
          </table:table-cell>
          <table:table-cell table:number-columns-repeated="2" office:value-type="float" office:value="2.9670591111" calcext:value-type="float">
            <text:p>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nt mig</text:p>
          </table:table-cell>
          <table:table-cell table:formula="of:=([.B23]-[.B22])/2" office:value-type="float" office:value="0.5" calcext:value-type="float">
            <text:p>0.500</text:p>
          </table:table-cell>
          <table:table-cell table:formula="of:=([.C23]-[.C22])/2" office:value-type="float" office:value="0.5" calcext:value-type="float">
            <text:p>0.500</text:p>
          </table:table-cell>
          <table:table-cell table:formula="of:=([.D23]-[.D22])/2" office:value-type="float" office:value="0.5" calcext:value-type="float">
            <text:p>0.500</text:p>
          </table:table-cell>
          <table:table-cell/>
          <table:table-cell office:value-type="string" calcext:value-type="string">
            <text:p>punt mig</text:p>
          </table:table-cell>
          <table:table-cell table:formula="of:=([.G23]-[.G22])/2" office:value-type="float" office:value="0.357792422" calcext:value-type="float">
            <text:p>0.358</text:p>
          </table:table-cell>
          <table:table-cell table:formula="of:=([.H23]-[.H22])/2" office:value-type="float" office:value="2.9670591111" calcext:value-type="float">
            <text:p>2.967</text:p>
          </table:table-cell>
          <table:table-cell table:formula="of:=([.I23]-[.I22])/2" office:value-type="float" office:value="2.9670591111" calcext:value-type="float">
            <text:p>2.9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ng theta </text:p>
          </table:table-cell>
          <table:table-cell table:formula="of:=[.B23]-[.B22]" office:value-type="float" office:value="1" calcext:value-type="float">
            <text:p>1.000</text:p>
          </table:table-cell>
          <table:table-cell table:formula="of:=[.C23]-[.C22]" office:value-type="float" office:value="1" calcext:value-type="float">
            <text:p>1.000</text:p>
          </table:table-cell>
          <table:table-cell table:formula="of:=[.D23]-[.D22]" office:value-type="float" office:value="1" calcext:value-type="float">
            <text:p>1.000</text:p>
          </table:table-cell>
          <table:table-cell/>
          <table:table-cell office:value-type="string" calcext:value-type="string">
            <text:p>Rang theta </text:p>
          </table:table-cell>
          <table:table-cell table:formula="of:=[.G23]-[.G22]" office:value-type="float" office:value="0.715584844" calcext:value-type="float">
            <text:p>0.716</text:p>
          </table:table-cell>
          <table:table-cell table:formula="of:=[.H23]-[.H22]" office:value-type="float" office:value="5.9341182222" calcext:value-type="float">
            <text:p>5.934</text:p>
          </table:table-cell>
          <table:table-cell table:formula="of:=[.I23]-[.I22]" office:value-type="float" office:value="5.9341182222" calcext:value-type="float">
            <text:p>5.93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tor</text:p>
          </table:table-cell>
          <table:table-cell table:style-name="ce2" table:formula="of:=[.B21]/[.B25]" office:value-type="float" office:value="1.03970899640798" calcext:value-type="float">
            <text:p>1.040</text:p>
          </table:table-cell>
          <table:table-cell table:style-name="ce2" table:formula="of:=[.C21]/[.C25]" office:value-type="float" office:value="-0.124028536749835" calcext:value-type="float">
            <text:p>-0.124</text:p>
          </table:table-cell>
          <table:table-cell table:style-name="ce2" table:formula="of:=[.D21]/[.D25]" office:value-type="float" office:value="0.0987509817057113" calcext:value-type="float">
            <text:p>0.099</text:p>
          </table:table-cell>
          <table:table-cell table:number-columns-repeated="2"/>
          <table:table-cell table:formula="of:=[.G21]/[.G25]" office:value-type="float" office:value="1.03970899640798" calcext:value-type="float">
            <text:p>1.040</text:p>
          </table:table-cell>
          <table:table-cell table:formula="of:=[.H21]/[.H25]" office:value-type="float" office:value="-0.124028536749835" calcext:value-type="float">
            <text:p>-0.124</text:p>
          </table:table-cell>
          <table:table-cell table:formula="of:=[.I21]/[.I25]" office:value-type="float" office:value="0.0987509817057113" calcext:value-type="float">
            <text:p>0.099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4:23:45.489376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16M2S</meta:editing-duration>
    <meta:editing-cycles>5</meta:editing-cycles>
    <meta:generator>LibreOffice/5.2.7.2$Linux_X86_64 LibreOffice_project/20m0$Build-2</meta:generator>
    <dc:date>2019-04-12T14:28:49.017374027</dc: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